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1cm"/>
    </style:style>
    <style:style style:name="co2" style:family="table-column">
      <style:table-column-properties fo:break-before="auto" style:column-width="5.17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67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6.32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3.57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4.48cm"/>
    </style:style>
    <style:style style:name="co13" style:family="table-column">
      <style:table-column-properties fo:break-before="auto" style:column-width="19.408cm"/>
    </style:style>
    <style:style style:name="co14" style:family="table-column">
      <style:table-column-properties fo:break-before="auto" style:column-width="2.14cm"/>
    </style:style>
    <style:style style:name="co15" style:family="table-column">
      <style:table-column-properties fo:break-before="auto" style:column-width="3.297cm"/>
    </style:style>
    <style:style style:name="co16" style:family="table-column">
      <style:table-column-properties fo:break-before="auto" style:column-width="2.995cm"/>
    </style:style>
    <style:style style:name="ro1" style:family="table-row">
      <style:table-row-properties style:row-height="0.65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0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none" fo:border-right="none" fo:border-top="none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 style:vertical-align="middl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order-bottom="none" style:cell-protect="none" style:print-content="true" fo:border-left="none" fo:border-right="0.06pt solid #000000" fo:border-top="none" style:vertical-align="middle"/>
    </style:style>
    <style:style style:name="ce6" style:family="table-cell" style:parent-style-name="Default">
      <style:table-cell-properties fo:border-bottom="none" style:cell-protect="none" style:print-content="true" fo:border-left="none" fo:border-right="0.74pt solid #000000" fo:border-top="none" style:vertical-align="middle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order-bottom="0.06pt solid #000000" style:cell-protect="none" style:print-content="true" fo:border-left="none" fo:border-right="0.06pt solid #000000" fo:border-top="none" style:vertical-align="middle"/>
    </style:style>
    <style:style style:name="ce23" style:family="table-cell" style:parent-style-name="Default">
      <style:table-cell-properties style:vertical-align="middle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e6e6ff"/>
    </style:style>
    <style:style style:name="ce16" style:family="table-cell" style:parent-style-name="Default" style:data-style-name="N100">
      <style:table-cell-properties style:cell-protect="none" style:print-content="true" fo:border="0.06pt solid #000000" style:vertical-align="middle"/>
    </style:style>
    <style:style style:name="ce51" style:family="table-cell" style:parent-style-name="Default">
      <style:table-cell-properties fo:background-color="#e6e6ff" fo:border="none"/>
    </style:style>
    <style:style style:name="ce17" style:family="table-cell" style:parent-style-name="Default">
      <style:table-cell-properties fo:background-color="#e6e6ff" fo:border="none" style:vertical-align="middle"/>
    </style:style>
    <style:style style:name="ce20" style:family="table-cell" style:parent-style-name="Default" style:data-style-name="N100">
      <style:table-cell-properties style:cell-protect="none" style:print-content="true" style:text-align-source="fix" style:repeat-content="false" fo:border="0.06pt solid #000000" style:vertical-align="middle"/>
      <style:paragraph-properties fo:text-align="end" fo:margin-left="0cm"/>
    </style:style>
    <style:style style:name="ce21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100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Default" style:data-style-name="N1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e6e6ff" style:text-align-source="fix" style:repeat-content="false" fo:border-left="none" fo:border-right="0.06pt solid #000000" fo:border-top="none"/>
      <style:paragraph-properties fo:text-align="center" fo:margin-left="0cm"/>
    </style:style>
    <style:style style:name="ce54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e6e6ff" style:text-align-source="fix" style:repeat-content="false" fo:border-left="none" fo:border-right="0.06pt solid #000000" fo:border-top="none"/>
      <style:paragraph-properties fo:text-align="start" fo:margin-left="0cm"/>
    </style:style>
    <style:style style:name="ce41" style:family="table-cell" style:parent-style-name="Default" style:data-style-name="N10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start" fo:margin-left="0cm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1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style:cell-protect="protected" style:print-content="true" fo:border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e6e6ff" style:cell-protect="protected" style:print-content="true" fo:wrap-option="wrap" style:vertical-align="top"/>
    </style:style>
    <style:style style:name="ce39" style:family="table-cell" style:parent-style-name="Default" style:data-style-name="N0">
      <style:table-cell-properties style:cell-protect="protected formula-hidden" style:print-content="true" fo:border="0.06pt solid #000000"/>
    </style:style>
    <style:style style:name="ce30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e6e6ff" style:cell-protect="protected" style:print-content="true" style:text-align-source="fix" style:repeat-content="false" fo:wrap-option="wrap" style:vertical-align="top"/>
      <style:paragraph-properties fo:text-align="center" fo:margin-left="0cm"/>
    </style:style>
    <style:style style:name="ce73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cm"/>
    </style:style>
    <style:style style:name="ce38" style:family="table-cell" style:parent-style-name="Default">
      <style:table-cell-properties fo:wrap-option="wrap" style:vertical-align="top"/>
    </style:style>
    <style:style style:name="ce3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e6e6ff" fo:wrap-option="wrap" style:vertical-align="top"/>
    </style:style>
    <style:style style:name="ce49" style:family="table-cell" style:parent-style-name="Default" style:data-style-name="N0">
      <style:table-cell-properties style:cell-protect="protected" style:print-content="true" fo:border="0.06pt solid #000000"/>
    </style:style>
    <style:style style:name="ce62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50" style:family="table-cell" style:parent-style-name="Default">
      <style:table-cell-properties fo:background-color="#e6e6ff" style:cell-protect="protected" style:print-content="true" fo:wrap-option="wrap"/>
    </style:style>
    <style:style style:name="ce64" style:family="table-cell" style:parent-style-name="Default">
      <style:table-cell-properties fo:background-color="#e6e6ff" style:cell-protect="protected" style:print-content="true" style:text-align-source="fix" style:repeat-content="false" fo:wrap-option="wrap"/>
      <style:paragraph-properties fo:text-align="center" fo:margin-left="0cm"/>
    </style:style>
    <style:style style:name="ce43" style:family="table-cell" style:parent-style-name="Default">
      <style:table-cell-properties fo:wrap-option="wrap"/>
    </style:style>
    <style:style style:name="ce66" style:family="table-cell" style:parent-style-name="Default">
      <style:table-cell-properties fo:border-bottom="none" fo:background-color="#e6e6ff" style:cell-protect="protected" style:print-content="true" style:text-align-source="fix" style:repeat-content="false" fo:wrap-option="wrap" fo:border-left="none" fo:border-right="0.06pt solid #000000" fo:border-top="none"/>
      <style:paragraph-properties fo:text-align="center" fo:margin-left="0cm"/>
    </style:style>
    <style:style style:name="ce53" style:family="table-cell" style:parent-style-name="Default">
      <style:table-cell-properties fo:background-color="#e6e6ff" style:cell-protect="protected" style:print-content="true" fo:wrap-option="wrap" fo:border="none" style:vertical-align="top"/>
    </style:style>
    <style:style style:name="ce68" style:family="table-cell" style:parent-style-name="Default">
      <style:table-cell-properties fo:border-bottom="none" fo:background-color="#e6e6ff" style:cell-protect="protected" style:print-content="true" style:text-align-source="fix" style:repeat-content="false" fo:wrap-option="wrap" fo:border-left="none" fo:border-right="0.06pt solid #000000" fo:border-top="none" style:vertical-align="top"/>
      <style:paragraph-properties fo:text-align="center" fo:margin-left="0cm"/>
    </style:style>
    <style:style style:name="ce56" style:family="table-cell" style:parent-style-name="Default">
      <style:table-cell-properties fo:background-color="#e6e6ff" style:cell-protect="protected" style:print-content="true" fo:wrap-option="wrap" fo:border="none"/>
    </style:style>
  </office:automatic-styles>
  <office:body>
    <office:spreadsheet table:structure-protected="true">
      <table:calculation-settings table:automatic-find-labels="false" table:use-regular-expressions="false" table:use-wildcards="true"/>
      <table:content-validations>
        <table:content-validation table:name="val1" table:base-cell-address="Allgemeines.B5">
          <table:error-message table:message-type="stop" table:display="true"/>
        </table:content-validation>
        <table:content-validation table:name="val2" table:condition="of:cell-content-is-in-list(&quot;1&quot;;&quot;2&quot;;&quot;3&quot;;&quot;4&quot;;&quot;5&quot;;&quot;6&quot;;&quot;-&quot;)" table:allow-empty-cell="false" table:display-list="unsorted" table:base-cell-address="Sachunterricht.B3">
          <table:error-message table:message-type="stop" table:display="true"/>
        </table:content-validation>
        <table:content-validation table:name="val3" table:condition="of:cell-content-is-whole-number() and cell-content()&gt;=0" table:allow-empty-cell="false" table:base-cell-address="Schuelerinfo.E3">
          <table:error-message table:message-type="stop" table:display="true"/>
        </table:content-validation>
        <table:content-validation table:name="val4" table:condition="of:cell-content-is-in-list(&quot;wird in Klasse 5 versetzt.&quot;;&quot;wird nicht in Klasse 5 versetzt.&quot;)" table:allow-empty-cell="false" table:display-list="unsorted" table:base-cell-address="Schuelerinfo.G3">
          <table:error-message table:message-type="stop" table:display="true"/>
        </table:content-validation>
      </table:content-validations>
      <table:table table:name="Allgemeines" table:style-name="ta1" table:protected="true">
        <loext:table-protection loext:select-unprotected-cells="true"/>
        <office:forms form:automatic-focus="false" form:apply-design-mode="false"/>
        <table:table-column table:style-name="co1" table:default-cell-style-name="ce10"/>
        <table:table-column table:style-name="co2" table:default-cell-style-name="ce12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3" table:number-columns-repeated="1019" table:default-cell-style-name="ce23"/>
        <table:table-row table:style-name="ro1">
          <table:table-cell office:value-type="string" calcext:value-type="string">
            <text:p>Konferenzbeschluss vom</text:p>
          </table:table-cell>
          <table:table-cell office:value-type="string" calcext:value-type="string">
            <text:p>1.1.111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ame Schulleit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 Lehrkraft</text:p>
          </table:table-cell>
          <table:table-cell table:style-name="ce6" office:value-type="string" calcext:value-type="string">
            <text:p>Name Lehrkraft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Wiederbeginn Unterricht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Datum Zeugnisausteilung</text:p>
          </table:table-cell>
          <table:table-cell table:style-name="ce9" table:content-validation-name="val1" office:value-type="string" calcext:value-type="string">
            <text:p>2.2.2222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Default"/>
          <table:table-cell table:number-columns-repeated="1022"/>
        </table:table-row>
      </table:table>
      <table:table table:name="Schuelerinfo" table:style-name="ta1" table:protected="true">
        <loext:table-protection loext:select-unprotected-cells="tru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42"/>
        <table:table-column table:style-name="co3" table:number-columns-repeated="1016" table:default-cell-style-name="Default"/>
        <table:table-row table:style-name="ro2">
          <table:table-cell table:style-name="ce46" office:value-type="string" calcext:value-type="string">
            <text:p>Name</text:p>
          </table:table-cell>
          <table:table-cell table:style-name="ce46" office:value-type="string" calcext:value-type="string">
            <text:p>Bleibt frei</text:p>
          </table:table-cell>
          <table:table-cell table:style-name="ce46" office:value-type="string" calcext:value-type="string">
            <text:p>Geburtstag</text:p>
          </table:table-cell>
          <table:table-cell table:style-name="ce46" office:value-type="string" calcext:value-type="string">
            <text:p>Klasse</text:p>
          </table:table-cell>
          <table:table-cell table:style-name="ce46" office:value-type="string" calcext:value-type="string">
            <text:p>Stunden versaeumt</text:p>
          </table:table-cell>
          <table:table-cell table:style-name="ce46" office:value-type="string" calcext:value-type="string">
            <text:p>unentschuldigt</text:p>
          </table:table-cell>
          <table:table-cell table:style-name="ce46" office:value-type="string" calcext:value-type="string">
            <text:p>Versetzungstext</text:p>
          </table:table-cell>
          <table:table-cell table:style-name="ce35" office:value-type="string" calcext:value-type="string">
            <text:p>Bemerkungen</text:p>
          </table:table-cell>
          <table:table-cell table:style-name="ce61" table:number-columns-repeated="1014"/>
          <table:table-cell table:number-columns-repeated="2"/>
        </table:table-row>
        <table:table-row table:style-name="ro2">
          <table:table-cell table:style-name="ce47"/>
          <table:table-cell table:style-name="ce51"/>
          <table:table-cell table:style-name="ce47"/>
          <table:table-cell table:style-name="ce21" table:number-columns-repeated="3"/>
          <table:table-cell table:style-name="ce25"/>
          <table:table-cell table:style-name="ce40"/>
          <table:table-cell table:number-columns-repeated="1016"/>
        </table:table-row>
        <table:table-row table:style-name="ro2">
          <table:table-cell table:style-name="ce16" office:value-type="string" calcext:value-type="string">
            <text:p>Name Schüler</text:p>
          </table:table-cell>
          <table:table-cell table:style-name="ce17" table:content-validation-name="val2"/>
          <table:table-cell table:style-name="ce20" office:value-type="string" calcext:value-type="string">
            <text:p>1.1.1111</text:p>
          </table:table-cell>
          <table:table-cell table:style-name="ce45" office:value-type="string" calcext:value-type="string">
            <text:p>4a</text:p>
          </table:table-cell>
          <table:table-cell table:number-columns-repeated="2" table:style-name="ce48" table:content-validation-name="val3" office:value-type="float" office:value="0" calcext:value-type="float">
            <text:p>0</text:p>
          </table:table-cell>
          <table:table-cell table:style-name="ce54" table:content-validation-name="val4" office:value-type="string" calcext:value-type="string">
            <text:p>wird in Klasse 5 versetzt.</text:p>
          </table:table-cell>
          <table:table-cell table:style-name="ce41"/>
          <table:table-cell table:style-name="ce23" table:number-columns-repeated="1016"/>
        </table:table-row>
        <table:table-row table:style-name="ro2">
          <table:table-cell table:style-name="ce16"/>
          <table:table-cell table:style-name="ce17" table:content-validation-name="val2"/>
          <table:table-cell table:style-name="ce20"/>
          <table:table-cell table:style-name="ce45"/>
          <table:table-cell table:number-columns-repeated="2" table:style-name="ce48" table:content-validation-name="val3" office:value-type="float" office:value="0" calcext:value-type="float">
            <text:p>0</text:p>
          </table:table-cell>
          <table:table-cell table:style-name="ce54" table:content-validation-name="val4" office:value-type="string" calcext:value-type="string">
            <text:p>wird in Klasse 5 versetzt.</text:p>
          </table:table-cell>
          <table:table-cell table:style-name="ce41"/>
          <table:table-cell table:style-name="ce23" table:number-columns-repeated="1016"/>
        </table:table-row>
        <table:table-row table:style-name="ro2">
          <table:table-cell table:style-name="ce16"/>
          <table:table-cell table:style-name="ce17" table:content-validation-name="val2"/>
          <table:table-cell table:style-name="ce16"/>
          <table:table-cell table:style-name="ce45"/>
          <table:table-cell table:number-columns-repeated="2" table:style-name="ce48" table:content-validation-name="val3" office:value-type="float" office:value="0" calcext:value-type="float">
            <text:p>0</text:p>
          </table:table-cell>
          <table:table-cell table:style-name="ce54" table:content-validation-name="val4" office:value-type="string" calcext:value-type="string">
            <text:p>wird in Klasse 5 versetzt.</text:p>
          </table:table-cell>
          <table:table-cell table:style-name="ce41"/>
          <table:table-cell table:style-name="ce23" table:number-columns-repeated="1016"/>
        </table:table-row>
        <table:table-row table:style-name="ro2">
          <table:table-cell table:style-name="ce16"/>
          <table:table-cell table:style-name="ce17" table:content-validation-name="val2"/>
          <table:table-cell table:style-name="ce16"/>
          <table:table-cell table:style-name="ce45"/>
          <table:table-cell table:number-columns-repeated="2" table:style-name="ce48" table:content-validation-name="val3" office:value-type="float" office:value="0" calcext:value-type="float">
            <text:p>0</text:p>
          </table:table-cell>
          <table:table-cell table:style-name="ce54" table:content-validation-name="val4" office:value-type="string" calcext:value-type="string">
            <text:p>wird in Klasse 5 versetzt.</text:p>
          </table:table-cell>
          <table:table-cell table:style-name="ce41"/>
          <table:table-cell table:style-name="ce23" table:number-columns-repeated="1016"/>
        </table:table-row>
        <table:table-row table:style-name="ro2">
          <table:table-cell table:style-name="ce16"/>
          <table:table-cell table:style-name="ce17" table:content-validation-name="val2"/>
          <table:table-cell table:style-name="ce16"/>
          <table:table-cell table:style-name="ce45"/>
          <table:table-cell table:number-columns-repeated="2" table:style-name="ce48" table:content-validation-name="val3" office:value-type="float" office:value="0" calcext:value-type="float">
            <text:p>0</text:p>
          </table:table-cell>
          <table:table-cell table:style-name="ce54" table:content-validation-name="val4" office:value-type="string" calcext:value-type="string">
            <text:p>wird in Klasse 5 versetzt.</text:p>
          </table:table-cell>
          <table:table-cell table:style-name="ce41"/>
          <table:table-cell table:style-name="ce23" table:number-columns-repeated="1016"/>
        </table:table-row>
        <table:table-row table:style-name="ro2">
          <table:table-cell table:style-name="ce16"/>
          <table:table-cell table:style-name="ce17" table:content-validation-name="val2"/>
          <table:table-cell table:style-name="ce16"/>
          <table:table-cell table:style-name="ce45"/>
          <table:table-cell table:number-columns-repeated="2" table:style-name="ce48" table:content-validation-name="val3" office:value-type="float" office:value="0" calcext:value-type="float">
            <text:p>0</text:p>
          </table:table-cell>
          <table:table-cell table:style-name="ce54" table:content-validation-name="val4" office:value-type="string" calcext:value-type="string">
            <text:p>wird in Klasse 5 versetzt.</text:p>
          </table:table-cell>
          <table:table-cell table:style-name="ce41"/>
          <table:table-cell table:style-name="ce23" table:number-columns-repeated="1016"/>
        </table:table-row>
        <table:table-row table:style-name="ro2">
          <table:table-cell table:style-name="ce16"/>
          <table:table-cell table:style-name="ce17" table:content-validation-name="val2"/>
          <table:table-cell table:style-name="ce16"/>
          <table:table-cell table:style-name="ce45"/>
          <table:table-cell table:number-columns-repeated="2" table:style-name="ce48" table:content-validation-name="val3" office:value-type="float" office:value="0" calcext:value-type="float">
            <text:p>0</text:p>
          </table:table-cell>
          <table:table-cell table:style-name="ce54" table:content-validation-name="val4" office:value-type="string" calcext:value-type="string">
            <text:p>wird in Klasse 5 versetzt.</text:p>
          </table:table-cell>
          <table:table-cell table:style-name="ce41"/>
          <table:table-cell table:style-name="ce23" table:number-columns-repeated="1016"/>
        </table:table-row>
        <table:table-row table:style-name="ro2">
          <table:table-cell table:style-name="ce16"/>
          <table:table-cell table:style-name="ce17" table:content-validation-name="val2"/>
          <table:table-cell table:style-name="ce16"/>
          <table:table-cell table:style-name="ce45"/>
          <table:table-cell table:number-columns-repeated="2" table:style-name="ce48" table:content-validation-name="val3" office:value-type="float" office:value="0" calcext:value-type="float">
            <text:p>0</text:p>
          </table:table-cell>
          <table:table-cell table:style-name="ce54" table:content-validation-name="val4" office:value-type="string" calcext:value-type="string">
            <text:p>wird in Klasse 5 versetzt.</text:p>
          </table:table-cell>
          <table:table-cell table:style-name="ce41"/>
          <table:table-cell table:style-name="ce23" table:number-columns-repeated="1016"/>
        </table:table-row>
        <table:table-row table:style-name="ro2">
          <table:table-cell table:style-name="ce16"/>
          <table:table-cell table:style-name="ce17" table:content-validation-name="val2"/>
          <table:table-cell table:style-name="ce16"/>
          <table:table-cell table:style-name="ce45"/>
          <table:table-cell table:number-columns-repeated="2" table:style-name="ce48" table:content-validation-name="val3" office:value-type="float" office:value="0" calcext:value-type="float">
            <text:p>0</text:p>
          </table:table-cell>
          <table:table-cell table:style-name="ce54" table:content-validation-name="val4" office:value-type="string" calcext:value-type="string">
            <text:p>wird in Klasse 5 versetzt.</text:p>
          </table:table-cell>
          <table:table-cell table:style-name="ce41"/>
          <table:table-cell table:style-name="ce23" table:number-columns-repeated="1016"/>
        </table:table-row>
        <table:table-row table:style-name="ro2">
          <table:table-cell table:style-name="ce16"/>
          <table:table-cell table:style-name="ce17" table:content-validation-name="val2"/>
          <table:table-cell table:style-name="ce16"/>
          <table:table-cell table:style-name="ce45"/>
          <table:table-cell table:number-columns-repeated="2" table:style-name="ce48" table:content-validation-name="val3" office:value-type="float" office:value="0" calcext:value-type="float">
            <text:p>0</text:p>
          </table:table-cell>
          <table:table-cell table:style-name="ce54" table:content-validation-name="val4" office:value-type="string" calcext:value-type="string">
            <text:p>wird in Klasse 5 versetzt.</text:p>
          </table:table-cell>
          <table:table-cell table:style-name="ce41"/>
          <table:table-cell table:style-name="ce23" table:number-columns-repeated="1016"/>
        </table:table-row>
        <table:table-row table:style-name="ro2">
          <table:table-cell table:style-name="ce16"/>
          <table:table-cell table:style-name="ce17" table:content-validation-name="val2"/>
          <table:table-cell table:style-name="ce16"/>
          <table:table-cell table:style-name="ce45"/>
          <table:table-cell table:number-columns-repeated="2" table:style-name="ce48" table:content-validation-name="val3" office:value-type="float" office:value="0" calcext:value-type="float">
            <text:p>0</text:p>
          </table:table-cell>
          <table:table-cell table:style-name="ce54" table:content-validation-name="val4" office:value-type="string" calcext:value-type="string">
            <text:p>wird in Klasse 5 versetzt.</text:p>
          </table:table-cell>
          <table:table-cell table:style-name="ce41"/>
          <table:table-cell table:style-name="ce23" table:number-columns-repeated="1016"/>
        </table:table-row>
        <table:table-row table:style-name="ro2">
          <table:table-cell table:style-name="ce16"/>
          <table:table-cell table:style-name="ce17" table:content-validation-name="val2"/>
          <table:table-cell table:style-name="ce16"/>
          <table:table-cell table:style-name="ce45"/>
          <table:table-cell table:number-columns-repeated="2" table:style-name="ce48" table:content-validation-name="val3" office:value-type="float" office:value="0" calcext:value-type="float">
            <text:p>0</text:p>
          </table:table-cell>
          <table:table-cell table:style-name="ce54" table:content-validation-name="val4" office:value-type="string" calcext:value-type="string">
            <text:p>wird in Klasse 5 versetzt.</text:p>
          </table:table-cell>
          <table:table-cell table:style-name="ce41"/>
          <table:table-cell table:style-name="ce23" table:number-columns-repeated="1016"/>
        </table:table-row>
        <table:table-row table:style-name="ro2">
          <table:table-cell table:style-name="ce16"/>
          <table:table-cell table:style-name="ce17" table:content-validation-name="val2"/>
          <table:table-cell table:style-name="ce16"/>
          <table:table-cell table:style-name="ce45"/>
          <table:table-cell table:number-columns-repeated="2" table:style-name="ce48" table:content-validation-name="val3" office:value-type="float" office:value="0" calcext:value-type="float">
            <text:p>0</text:p>
          </table:table-cell>
          <table:table-cell table:style-name="ce54" table:content-validation-name="val4" office:value-type="string" calcext:value-type="string">
            <text:p>wird in Klasse 5 versetzt.</text:p>
          </table:table-cell>
          <table:table-cell table:style-name="ce41"/>
          <table:table-cell table:style-name="ce23" table:number-columns-repeated="1016"/>
        </table:table-row>
        <table:table-row table:style-name="ro2">
          <table:table-cell table:style-name="ce16"/>
          <table:table-cell table:style-name="ce17" table:content-validation-name="val2"/>
          <table:table-cell table:style-name="ce16"/>
          <table:table-cell table:style-name="ce45"/>
          <table:table-cell table:number-columns-repeated="2" table:style-name="ce48" table:content-validation-name="val3" office:value-type="float" office:value="0" calcext:value-type="float">
            <text:p>0</text:p>
          </table:table-cell>
          <table:table-cell table:style-name="ce54" table:content-validation-name="val4" office:value-type="string" calcext:value-type="string">
            <text:p>wird in Klasse 5 versetzt.</text:p>
          </table:table-cell>
          <table:table-cell table:style-name="ce41"/>
          <table:table-cell table:style-name="ce23" table:number-columns-repeated="1016"/>
        </table:table-row>
        <table:table-row table:style-name="ro2">
          <table:table-cell table:style-name="ce16"/>
          <table:table-cell table:style-name="ce17" table:content-validation-name="val2"/>
          <table:table-cell table:style-name="ce16"/>
          <table:table-cell table:style-name="ce45"/>
          <table:table-cell table:number-columns-repeated="2" table:style-name="ce48" table:content-validation-name="val3" office:value-type="float" office:value="0" calcext:value-type="float">
            <text:p>0</text:p>
          </table:table-cell>
          <table:table-cell table:style-name="ce54" table:content-validation-name="val4" office:value-type="string" calcext:value-type="string">
            <text:p>wird in Klasse 5 versetzt.</text:p>
          </table:table-cell>
          <table:table-cell table:style-name="ce41"/>
          <table:table-cell table:style-name="ce23" table:number-columns-repeated="1016"/>
        </table:table-row>
        <table:table-row table:style-name="ro2">
          <table:table-cell table:style-name="ce16"/>
          <table:table-cell table:style-name="ce17" table:content-validation-name="val2"/>
          <table:table-cell table:style-name="ce16"/>
          <table:table-cell table:style-name="ce45"/>
          <table:table-cell table:number-columns-repeated="2" table:style-name="ce48" table:content-validation-name="val3" office:value-type="float" office:value="0" calcext:value-type="float">
            <text:p>0</text:p>
          </table:table-cell>
          <table:table-cell table:style-name="ce54" table:content-validation-name="val4" office:value-type="string" calcext:value-type="string">
            <text:p>wird in Klasse 5 versetzt.</text:p>
          </table:table-cell>
          <table:table-cell table:style-name="ce41"/>
          <table:table-cell table:style-name="ce23" table:number-columns-repeated="1016"/>
        </table:table-row>
        <table:table-row table:style-name="ro2">
          <table:table-cell table:style-name="ce16"/>
          <table:table-cell table:style-name="ce17" table:content-validation-name="val2"/>
          <table:table-cell table:style-name="ce16"/>
          <table:table-cell table:style-name="ce45"/>
          <table:table-cell table:number-columns-repeated="2" table:style-name="ce48" table:content-validation-name="val3" office:value-type="float" office:value="0" calcext:value-type="float">
            <text:p>0</text:p>
          </table:table-cell>
          <table:table-cell table:style-name="ce54" table:content-validation-name="val4" office:value-type="string" calcext:value-type="string">
            <text:p>wird in Klasse 5 versetzt.</text:p>
          </table:table-cell>
          <table:table-cell table:style-name="ce41"/>
          <table:table-cell table:style-name="ce23" table:number-columns-repeated="1016"/>
        </table:table-row>
        <table:table-row table:style-name="ro2">
          <table:table-cell table:style-name="ce16"/>
          <table:table-cell table:style-name="ce17" table:content-validation-name="val2"/>
          <table:table-cell table:style-name="ce16"/>
          <table:table-cell table:style-name="ce45"/>
          <table:table-cell table:number-columns-repeated="2" table:style-name="ce48" table:content-validation-name="val3" office:value-type="float" office:value="0" calcext:value-type="float">
            <text:p>0</text:p>
          </table:table-cell>
          <table:table-cell table:style-name="ce54" table:content-validation-name="val4" office:value-type="string" calcext:value-type="string">
            <text:p>wird in Klasse 5 versetzt.</text:p>
          </table:table-cell>
          <table:table-cell table:style-name="ce41"/>
          <table:table-cell table:style-name="ce23" table:number-columns-repeated="1016"/>
        </table:table-row>
        <table:table-row table:style-name="ro2">
          <table:table-cell table:style-name="ce16"/>
          <table:table-cell table:style-name="ce17" table:content-validation-name="val2"/>
          <table:table-cell table:style-name="ce16"/>
          <table:table-cell table:style-name="ce45"/>
          <table:table-cell table:number-columns-repeated="2" table:style-name="ce48" table:content-validation-name="val3" office:value-type="float" office:value="0" calcext:value-type="float">
            <text:p>0</text:p>
          </table:table-cell>
          <table:table-cell table:style-name="ce54" table:content-validation-name="val4" office:value-type="string" calcext:value-type="string">
            <text:p>wird in Klasse 5 versetzt.</text:p>
          </table:table-cell>
          <table:table-cell table:style-name="ce41"/>
          <table:table-cell table:style-name="ce23" table:number-columns-repeated="1016"/>
        </table:table-row>
        <table:table-row table:style-name="ro2">
          <table:table-cell table:style-name="ce16"/>
          <table:table-cell table:style-name="ce17" table:content-validation-name="val2"/>
          <table:table-cell table:style-name="ce16"/>
          <table:table-cell table:style-name="ce45"/>
          <table:table-cell table:number-columns-repeated="2" table:style-name="ce48" table:content-validation-name="val3" office:value-type="float" office:value="0" calcext:value-type="float">
            <text:p>0</text:p>
          </table:table-cell>
          <table:table-cell table:style-name="ce54" table:content-validation-name="val4" office:value-type="string" calcext:value-type="string">
            <text:p>wird in Klasse 5 versetzt.</text:p>
          </table:table-cell>
          <table:table-cell table:style-name="ce41"/>
          <table:table-cell table:style-name="ce23" table:number-columns-repeated="1016"/>
        </table:table-row>
        <table:table-row table:style-name="ro2">
          <table:table-cell table:style-name="ce16"/>
          <table:table-cell table:style-name="ce17" table:content-validation-name="val2"/>
          <table:table-cell table:style-name="ce16"/>
          <table:table-cell table:style-name="ce45"/>
          <table:table-cell table:number-columns-repeated="2" table:style-name="ce48" table:content-validation-name="val3" office:value-type="float" office:value="0" calcext:value-type="float">
            <text:p>0</text:p>
          </table:table-cell>
          <table:table-cell table:style-name="ce54" table:content-validation-name="val4" office:value-type="string" calcext:value-type="string">
            <text:p>wird in Klasse 5 versetzt.</text:p>
          </table:table-cell>
          <table:table-cell table:style-name="ce41"/>
          <table:table-cell table:style-name="ce23" table:number-columns-repeated="1016"/>
        </table:table-row>
        <table:table-row table:style-name="ro2">
          <table:table-cell table:style-name="ce16"/>
          <table:table-cell table:style-name="ce17" table:content-validation-name="val2"/>
          <table:table-cell table:style-name="ce16"/>
          <table:table-cell table:style-name="ce45"/>
          <table:table-cell table:number-columns-repeated="2" table:style-name="ce48" table:content-validation-name="val3" office:value-type="float" office:value="0" calcext:value-type="float">
            <text:p>0</text:p>
          </table:table-cell>
          <table:table-cell table:style-name="ce54" table:content-validation-name="val4" office:value-type="string" calcext:value-type="string">
            <text:p>wird in Klasse 5 versetzt.</text:p>
          </table:table-cell>
          <table:table-cell table:style-name="ce41"/>
          <table:table-cell table:style-name="ce23" table:number-columns-repeated="1016"/>
        </table:table-row>
        <table:table-row table:style-name="ro2">
          <table:table-cell table:style-name="ce16"/>
          <table:table-cell table:style-name="ce17" table:content-validation-name="val2"/>
          <table:table-cell table:style-name="ce16"/>
          <table:table-cell table:style-name="ce45"/>
          <table:table-cell table:number-columns-repeated="2" table:style-name="ce48" table:content-validation-name="val3" office:value-type="float" office:value="0" calcext:value-type="float">
            <text:p>0</text:p>
          </table:table-cell>
          <table:table-cell table:style-name="ce54" table:content-validation-name="val4" office:value-type="string" calcext:value-type="string">
            <text:p>wird in Klasse 5 versetzt.</text:p>
          </table:table-cell>
          <table:table-cell table:style-name="ce41"/>
          <table:table-cell table:style-name="ce23" table:number-columns-repeated="1016"/>
        </table:table-row>
        <table:table-row table:style-name="ro2">
          <table:table-cell table:style-name="ce16"/>
          <table:table-cell table:style-name="ce17" table:content-validation-name="val2"/>
          <table:table-cell table:style-name="ce16"/>
          <table:table-cell table:style-name="ce45"/>
          <table:table-cell table:number-columns-repeated="2" table:style-name="ce48" table:content-validation-name="val3" office:value-type="float" office:value="0" calcext:value-type="float">
            <text:p>0</text:p>
          </table:table-cell>
          <table:table-cell table:style-name="ce54" table:content-validation-name="val4" office:value-type="string" calcext:value-type="string">
            <text:p>wird in Klasse 5 versetzt.</text:p>
          </table:table-cell>
          <table:table-cell table:style-name="ce41"/>
          <table:table-cell table:style-name="ce23" table:number-columns-repeated="1016"/>
        </table:table-row>
        <table:table-row table:style-name="ro2">
          <table:table-cell table:style-name="ce16"/>
          <table:table-cell table:style-name="ce17" table:content-validation-name="val2"/>
          <table:table-cell table:style-name="ce16"/>
          <table:table-cell table:style-name="ce45"/>
          <table:table-cell table:number-columns-repeated="2" table:style-name="ce48" table:content-validation-name="val3" office:value-type="float" office:value="0" calcext:value-type="float">
            <text:p>0</text:p>
          </table:table-cell>
          <table:table-cell table:style-name="ce54" table:content-validation-name="val4" office:value-type="string" calcext:value-type="string">
            <text:p>wird in Klasse 5 versetzt.</text:p>
          </table:table-cell>
          <table:table-cell table:style-name="ce41"/>
          <table:table-cell table:style-name="ce23" table:number-columns-repeated="1016"/>
        </table:table-row>
        <table:table-row table:style-name="ro2">
          <table:table-cell table:style-name="ce16"/>
          <table:table-cell table:style-name="ce17" table:content-validation-name="val2"/>
          <table:table-cell table:style-name="ce16"/>
          <table:table-cell table:style-name="ce45"/>
          <table:table-cell table:number-columns-repeated="2" table:style-name="ce48" table:content-validation-name="val3" office:value-type="float" office:value="0" calcext:value-type="float">
            <text:p>0</text:p>
          </table:table-cell>
          <table:table-cell table:style-name="ce54" table:content-validation-name="val4" office:value-type="string" calcext:value-type="string">
            <text:p>wird in Klasse 5 versetzt.</text:p>
          </table:table-cell>
          <table:table-cell table:style-name="ce41"/>
          <table:table-cell table:style-name="ce23" table:number-columns-repeated="1016"/>
        </table:table-row>
        <table:table-row table:style-name="ro2">
          <table:table-cell table:style-name="ce16"/>
          <table:table-cell table:style-name="ce17" table:content-validation-name="val2"/>
          <table:table-cell table:style-name="ce16"/>
          <table:table-cell table:style-name="ce45"/>
          <table:table-cell table:number-columns-repeated="2" table:style-name="ce48" table:content-validation-name="val3" office:value-type="float" office:value="0" calcext:value-type="float">
            <text:p>0</text:p>
          </table:table-cell>
          <table:table-cell table:style-name="ce54" table:content-validation-name="val4" office:value-type="string" calcext:value-type="string">
            <text:p>wird in Klasse 5 versetzt.</text:p>
          </table:table-cell>
          <table:table-cell table:style-name="ce41"/>
          <table:table-cell table:style-name="ce23" table:number-columns-repeated="1016"/>
        </table:table-row>
        <table:table-row table:style-name="ro2">
          <table:table-cell table:style-name="ce16"/>
          <table:table-cell table:style-name="ce17" table:content-validation-name="val2"/>
          <table:table-cell table:style-name="ce16"/>
          <table:table-cell table:style-name="ce45"/>
          <table:table-cell table:number-columns-repeated="2" table:style-name="ce48" table:content-validation-name="val3" office:value-type="float" office:value="0" calcext:value-type="float">
            <text:p>0</text:p>
          </table:table-cell>
          <table:table-cell table:style-name="ce54" table:content-validation-name="val4" office:value-type="string" calcext:value-type="string">
            <text:p>wird in Klasse 5 versetzt.</text:p>
          </table:table-cell>
          <table:table-cell table:style-name="ce41"/>
          <table:table-cell table:style-name="ce23" table:number-columns-repeated="1016"/>
        </table:table-row>
        <table:table-row table:style-name="ro2">
          <table:table-cell table:style-name="ce16"/>
          <table:table-cell table:style-name="ce17" table:content-validation-name="val2"/>
          <table:table-cell table:style-name="ce16"/>
          <table:table-cell table:style-name="ce45"/>
          <table:table-cell table:number-columns-repeated="2" table:style-name="ce48" table:content-validation-name="val3" office:value-type="float" office:value="0" calcext:value-type="float">
            <text:p>0</text:p>
          </table:table-cell>
          <table:table-cell table:style-name="ce54" table:content-validation-name="val4" office:value-type="string" calcext:value-type="string">
            <text:p>wird in Klasse 5 versetzt.</text:p>
          </table:table-cell>
          <table:table-cell table:style-name="ce41"/>
          <table:table-cell table:style-name="ce23" table:number-columns-repeated="1016"/>
        </table:table-row>
        <table:table-row table:style-name="ro2">
          <table:table-cell table:style-name="ce16"/>
          <table:table-cell table:style-name="ce17" table:content-validation-name="val2"/>
          <table:table-cell table:style-name="ce16"/>
          <table:table-cell table:style-name="ce45"/>
          <table:table-cell table:number-columns-repeated="2" table:style-name="ce48" table:content-validation-name="val3" office:value-type="float" office:value="0" calcext:value-type="float">
            <text:p>0</text:p>
          </table:table-cell>
          <table:table-cell table:style-name="ce54" table:content-validation-name="val4" office:value-type="string" calcext:value-type="string">
            <text:p>wird in Klasse 5 versetzt.</text:p>
          </table:table-cell>
          <table:table-cell table:style-name="ce41"/>
          <table:table-cell table:style-name="ce23" table:number-columns-repeated="1016"/>
        </table:table-row>
        <table:table-row table:style-name="ro2">
          <table:table-cell table:style-name="ce16"/>
          <table:table-cell table:style-name="ce17" table:content-validation-name="val2"/>
          <table:table-cell table:style-name="ce16"/>
          <table:table-cell table:style-name="ce45"/>
          <table:table-cell table:number-columns-repeated="2" table:style-name="ce48" table:content-validation-name="val3" office:value-type="float" office:value="0" calcext:value-type="float">
            <text:p>0</text:p>
          </table:table-cell>
          <table:table-cell table:style-name="ce54" table:content-validation-name="val4" office:value-type="string" calcext:value-type="string">
            <text:p>wird in Klasse 5 versetzt.</text:p>
          </table:table-cell>
          <table:table-cell table:style-name="ce41"/>
          <table:table-cell table:style-name="ce23" table:number-columns-repeated="1016"/>
        </table:table-row>
        <table:table-row table:style-name="ro2">
          <table:table-cell table:style-name="ce16"/>
          <table:table-cell table:style-name="ce17" table:content-validation-name="val2"/>
          <table:table-cell table:style-name="ce16"/>
          <table:table-cell table:style-name="ce45"/>
          <table:table-cell table:number-columns-repeated="2" table:style-name="ce48" table:content-validation-name="val3" office:value-type="float" office:value="0" calcext:value-type="float">
            <text:p>0</text:p>
          </table:table-cell>
          <table:table-cell table:style-name="ce54" table:content-validation-name="val4" office:value-type="string" calcext:value-type="string">
            <text:p>wird in Klasse 5 versetzt.</text:p>
          </table:table-cell>
          <table:table-cell table:style-name="ce41"/>
          <table:table-cell table:style-name="ce23" table:number-columns-repeated="1016"/>
        </table:table-row>
        <table:table-row table:style-name="ro2">
          <table:table-cell table:style-name="ce16"/>
          <table:table-cell table:style-name="ce17" table:content-validation-name="val2"/>
          <table:table-cell table:style-name="ce16"/>
          <table:table-cell table:style-name="ce45"/>
          <table:table-cell table:number-columns-repeated="2" table:style-name="ce48" table:content-validation-name="val3" office:value-type="float" office:value="0" calcext:value-type="float">
            <text:p>0</text:p>
          </table:table-cell>
          <table:table-cell table:style-name="ce54" table:content-validation-name="val4" office:value-type="string" calcext:value-type="string">
            <text:p>wird in Klasse 5 versetzt.</text:p>
          </table:table-cell>
          <table:table-cell table:style-name="ce41"/>
          <table:table-cell table:style-name="ce23" table:number-columns-repeated="1016"/>
        </table:table-row>
        <table:table-row table:style-name="ro2">
          <table:table-cell table:style-name="ce16"/>
          <table:table-cell table:style-name="ce17" table:content-validation-name="val2"/>
          <table:table-cell table:style-name="ce16"/>
          <table:table-cell table:style-name="ce45"/>
          <table:table-cell table:number-columns-repeated="2" table:style-name="ce48" table:content-validation-name="val3" office:value-type="float" office:value="0" calcext:value-type="float">
            <text:p>0</text:p>
          </table:table-cell>
          <table:table-cell table:style-name="ce54" table:content-validation-name="val4" office:value-type="string" calcext:value-type="string">
            <text:p>wird in Klasse 5 versetzt.</text:p>
          </table:table-cell>
          <table:table-cell table:style-name="ce41"/>
          <table:table-cell table:style-name="ce23" table:number-columns-repeated="1016"/>
        </table:table-row>
        <table:table-row table:style-name="ro2">
          <table:table-cell table:style-name="ce16"/>
          <table:table-cell table:style-name="ce17" table:content-validation-name="val2"/>
          <table:table-cell table:style-name="ce16"/>
          <table:table-cell table:style-name="ce45"/>
          <table:table-cell table:number-columns-repeated="2" table:style-name="ce48" table:content-validation-name="val3" office:value-type="float" office:value="0" calcext:value-type="float">
            <text:p>0</text:p>
          </table:table-cell>
          <table:table-cell table:style-name="ce54" table:content-validation-name="val4" office:value-type="string" calcext:value-type="string">
            <text:p>wird in Klasse 5 versetzt.</text:p>
          </table:table-cell>
          <table:table-cell table:style-name="ce41"/>
          <table:table-cell table:style-name="ce23" table:number-columns-repeated="1016"/>
        </table:table-row>
        <table:table-row table:style-name="ro2">
          <table:table-cell table:style-name="ce16"/>
          <table:table-cell table:style-name="ce17" table:content-validation-name="val2"/>
          <table:table-cell table:style-name="ce16"/>
          <table:table-cell table:style-name="ce45"/>
          <table:table-cell table:number-columns-repeated="2" table:style-name="ce48" table:content-validation-name="val3" office:value-type="float" office:value="0" calcext:value-type="float">
            <text:p>0</text:p>
          </table:table-cell>
          <table:table-cell table:style-name="ce54" table:content-validation-name="val4" office:value-type="string" calcext:value-type="string">
            <text:p>wird in Klasse 5 versetzt.</text:p>
          </table:table-cell>
          <table:table-cell table:style-name="ce41"/>
          <table:table-cell table:style-name="ce23" table:number-columns-repeated="1016"/>
        </table:table-row>
        <table:table-row table:style-name="ro2">
          <table:table-cell table:style-name="ce16"/>
          <table:table-cell table:style-name="ce17" table:content-validation-name="val2"/>
          <table:table-cell table:style-name="ce16"/>
          <table:table-cell table:style-name="ce45"/>
          <table:table-cell table:number-columns-repeated="2" table:style-name="ce48" table:content-validation-name="val3" office:value-type="float" office:value="0" calcext:value-type="float">
            <text:p>0</text:p>
          </table:table-cell>
          <table:table-cell table:style-name="ce54" table:content-validation-name="val4" office:value-type="string" calcext:value-type="string">
            <text:p>wird in Klasse 5 versetzt.</text:p>
          </table:table-cell>
          <table:table-cell table:style-name="ce41"/>
          <table:table-cell table:style-name="ce23" table:number-columns-repeated="1016"/>
        </table:table-row>
        <table:table-row table:style-name="ro2">
          <table:table-cell table:style-name="ce16"/>
          <table:table-cell table:style-name="ce17" table:content-validation-name="val2"/>
          <table:table-cell table:style-name="ce16"/>
          <table:table-cell table:style-name="ce45"/>
          <table:table-cell table:number-columns-repeated="2" table:style-name="ce48" table:content-validation-name="val3" office:value-type="float" office:value="0" calcext:value-type="float">
            <text:p>0</text:p>
          </table:table-cell>
          <table:table-cell table:style-name="ce54" table:content-validation-name="val4" office:value-type="string" calcext:value-type="string">
            <text:p>wird in Klasse 5 versetzt.</text:p>
          </table:table-cell>
          <table:table-cell table:style-name="ce41"/>
          <table:table-cell table:style-name="ce23" table:number-columns-repeated="1016"/>
        </table:table-row>
        <table:table-row table:style-name="ro2">
          <table:table-cell table:style-name="ce16"/>
          <table:table-cell table:style-name="ce17" table:content-validation-name="val2"/>
          <table:table-cell table:style-name="ce16"/>
          <table:table-cell table:style-name="ce45"/>
          <table:table-cell table:number-columns-repeated="2" table:style-name="ce48" table:content-validation-name="val3" office:value-type="float" office:value="0" calcext:value-type="float">
            <text:p>0</text:p>
          </table:table-cell>
          <table:table-cell table:style-name="ce54" table:content-validation-name="val4" office:value-type="string" calcext:value-type="string">
            <text:p>wird in Klasse 5 versetzt.</text:p>
          </table:table-cell>
          <table:table-cell table:style-name="ce41"/>
          <table:table-cell table:style-name="ce23" table:number-columns-repeated="1016"/>
        </table:table-row>
        <table:table-row table:style-name="ro2">
          <table:table-cell table:style-name="ce16"/>
          <table:table-cell table:style-name="ce17" table:content-validation-name="val2"/>
          <table:table-cell table:style-name="ce16"/>
          <table:table-cell table:style-name="ce45"/>
          <table:table-cell table:number-columns-repeated="2" table:style-name="ce48" table:content-validation-name="val3" office:value-type="float" office:value="0" calcext:value-type="float">
            <text:p>0</text:p>
          </table:table-cell>
          <table:table-cell table:style-name="ce54" table:content-validation-name="val4" office:value-type="string" calcext:value-type="string">
            <text:p>wird in Klasse 5 versetzt.</text:p>
          </table:table-cell>
          <table:table-cell table:style-name="ce41"/>
          <table:table-cell table:style-name="ce23" table:number-columns-repeated="1016"/>
        </table:table-row>
        <table:table-row table:style-name="ro2">
          <table:table-cell table:style-name="ce16"/>
          <table:table-cell table:style-name="ce17" table:content-validation-name="val2"/>
          <table:table-cell table:style-name="ce16"/>
          <table:table-cell table:style-name="ce45"/>
          <table:table-cell table:number-columns-repeated="2" table:style-name="ce48" table:content-validation-name="val3" office:value-type="float" office:value="0" calcext:value-type="float">
            <text:p>0</text:p>
          </table:table-cell>
          <table:table-cell table:style-name="ce54" table:content-validation-name="val4" office:value-type="string" calcext:value-type="string">
            <text:p>wird in Klasse 5 versetzt.</text:p>
          </table:table-cell>
          <table:table-cell table:style-name="ce41"/>
          <table:table-cell table:style-name="ce23" table:number-columns-repeated="1016"/>
        </table:table-row>
        <table:table-row table:style-name="ro2">
          <table:table-cell table:style-name="ce16"/>
          <table:table-cell table:style-name="ce17" table:content-validation-name="val2"/>
          <table:table-cell table:style-name="ce16"/>
          <table:table-cell table:style-name="ce45"/>
          <table:table-cell table:number-columns-repeated="2" table:style-name="ce48" table:content-validation-name="val3" office:value-type="float" office:value="0" calcext:value-type="float">
            <text:p>0</text:p>
          </table:table-cell>
          <table:table-cell table:style-name="ce54" table:content-validation-name="val4" office:value-type="string" calcext:value-type="string">
            <text:p>wird in Klasse 5 versetzt.</text:p>
          </table:table-cell>
          <table:table-cell table:style-name="ce41"/>
          <table:table-cell table:style-name="ce23" table:number-columns-repeated="1016"/>
        </table:table-row>
        <table:table-row table:style-name="ro2">
          <table:table-cell table:style-name="ce16"/>
          <table:table-cell table:style-name="ce17" table:content-validation-name="val2"/>
          <table:table-cell table:style-name="ce16"/>
          <table:table-cell table:style-name="ce45"/>
          <table:table-cell table:number-columns-repeated="2" table:style-name="ce48" table:content-validation-name="val3" office:value-type="float" office:value="0" calcext:value-type="float">
            <text:p>0</text:p>
          </table:table-cell>
          <table:table-cell table:style-name="ce54" table:content-validation-name="val4" office:value-type="string" calcext:value-type="string">
            <text:p>wird in Klasse 5 versetzt.</text:p>
          </table:table-cell>
          <table:table-cell table:style-name="ce41"/>
          <table:table-cell table:style-name="ce23" table:number-columns-repeated="1016"/>
        </table:table-row>
        <table:table-row table:style-name="ro2">
          <table:table-cell table:style-name="ce16"/>
          <table:table-cell table:style-name="ce17" table:content-validation-name="val2"/>
          <table:table-cell table:style-name="ce16"/>
          <table:table-cell table:style-name="ce45"/>
          <table:table-cell table:number-columns-repeated="2" table:style-name="ce48" table:content-validation-name="val3" office:value-type="float" office:value="0" calcext:value-type="float">
            <text:p>0</text:p>
          </table:table-cell>
          <table:table-cell table:style-name="ce54" table:content-validation-name="val4" office:value-type="string" calcext:value-type="string">
            <text:p>wird in Klasse 5 versetzt.</text:p>
          </table:table-cell>
          <table:table-cell table:style-name="ce41"/>
          <table:table-cell table:style-name="ce23" table:number-columns-repeated="1016"/>
        </table:table-row>
        <table:table-row table:style-name="ro2">
          <table:table-cell table:style-name="ce16"/>
          <table:table-cell table:style-name="ce17" table:content-validation-name="val2"/>
          <table:table-cell table:style-name="ce16"/>
          <table:table-cell table:style-name="ce45"/>
          <table:table-cell table:number-columns-repeated="2" table:style-name="ce48" table:content-validation-name="val3" office:value-type="float" office:value="0" calcext:value-type="float">
            <text:p>0</text:p>
          </table:table-cell>
          <table:table-cell table:style-name="ce54" table:content-validation-name="val4" office:value-type="string" calcext:value-type="string">
            <text:p>wird in Klasse 5 versetzt.</text:p>
          </table:table-cell>
          <table:table-cell table:style-name="ce41"/>
          <table:table-cell table:style-name="ce23" table:number-columns-repeated="1016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utsch" table:style-name="ta1" table:protected="true">
        <loext:table-protection loext:select-unprotected-cells="true"/>
        <office:forms form:automatic-focus="false" form:apply-design-mode="false"/>
        <table:table-column table:style-name="co6" table:default-cell-style-name="Default"/>
        <table:table-column table:style-name="co14" table:default-cell-style-name="ce24"/>
        <table:table-column table:style-name="co15" table:default-cell-style-name="ce24"/>
        <table:table-column table:style-name="co14" table:default-cell-style-name="ce24"/>
        <table:table-column table:style-name="co16" table:default-cell-style-name="ce24"/>
        <table:table-column table:style-name="co3" table:number-columns-repeated="1003" table:default-cell-style-name="Default"/>
        <table:table-row table:style-name="ro2">
          <table:table-cell table:style-name="ce36" office:value-type="string" calcext:value-type="string">
            <text:p>Name</text:p>
          </table:table-cell>
          <table:table-cell table:style-name="ce30" office:value-type="string" calcext:value-type="string">
            <text:p>Note</text:p>
          </table:table-cell>
          <table:table-cell table:style-name="ce30" office:value-type="string" calcext:value-type="string">
            <text:p>Bereich 1</text:p>
          </table:table-cell>
          <table:table-cell table:style-name="ce30" office:value-type="string" calcext:value-type="string">
            <text:p>Bereich 2</text:p>
          </table:table-cell>
          <table:table-cell table:style-name="ce30" office:value-type="string" calcext:value-type="string">
            <text:p>Bereich 3</text:p>
          </table:table-cell>
          <table:table-cell table:number-columns-repeated="1003"/>
        </table:table-row>
        <table:table-row table:style-name="ro3">
          <table:table-cell table:style-name="ce37"/>
          <table:table-cell table:style-name="ce31"/>
          <table:table-cell table:style-name="ce32" office:value-type="string" calcext:value-type="string">
            <text:p>Sprachgebrauch</text:p>
          </table:table-cell>
          <table:table-cell table:style-name="ce32" office:value-type="string" calcext:value-type="string">
            <text:p>Lesen</text:p>
          </table:table-cell>
          <table:table-cell table:style-name="ce32" office:value-type="string" calcext:value-type="string">
            <text:p>Rechtschreiben</text:p>
          </table:table-cell>
          <table:table-cell table:style-name="ce38" table:number-columns-repeated="1003"/>
        </table:table-row>
        <table:table-row table:style-name="ro2">
          <table:table-cell table:style-name="ce39" table:formula="of:=IF(ISBLANK([Schuelerinfo.A3]);&quot;&quot;;[Schuelerinfo.A3])" office:value-type="string" office:string-value="Name Schüler" calcext:value-type="string">
            <text:p>Name Schüler</text:p>
          </table:table-cell>
          <table:table-cell table:number-columns-repeated="4"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4]);&quot;&quot;;[Schuelerinfo.A4])">
            <text:p/>
          </table:table-cell>
          <table:table-cell table:number-columns-repeated="4"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5]);&quot;&quot;;[Schuelerinfo.A5])">
            <text:p/>
          </table:table-cell>
          <table:table-cell table:number-columns-repeated="4"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6]);&quot;&quot;;[Schuelerinfo.A6])">
            <text:p/>
          </table:table-cell>
          <table:table-cell table:number-columns-repeated="4"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7]);&quot;&quot;;[Schuelerinfo.A7])">
            <text:p/>
          </table:table-cell>
          <table:table-cell table:number-columns-repeated="4"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8]);&quot;&quot;;[Schuelerinfo.A8])">
            <text:p/>
          </table:table-cell>
          <table:table-cell table:number-columns-repeated="4"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9]);&quot;&quot;;[Schuelerinfo.A9])">
            <text:p/>
          </table:table-cell>
          <table:table-cell table:number-columns-repeated="4"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10]);&quot;&quot;;[Schuelerinfo.A10])">
            <text:p/>
          </table:table-cell>
          <table:table-cell table:number-columns-repeated="4"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11]);&quot;&quot;;[Schuelerinfo.A11])">
            <text:p/>
          </table:table-cell>
          <table:table-cell table:number-columns-repeated="4"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12]);&quot;&quot;;[Schuelerinfo.A12])">
            <text:p/>
          </table:table-cell>
          <table:table-cell table:number-columns-repeated="4"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13]);&quot;&quot;;[Schuelerinfo.A13])">
            <text:p/>
          </table:table-cell>
          <table:table-cell table:number-columns-repeated="4"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14]);&quot;&quot;;[Schuelerinfo.A14])">
            <text:p/>
          </table:table-cell>
          <table:table-cell table:number-columns-repeated="4"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15]);&quot;&quot;;[Schuelerinfo.A15])">
            <text:p/>
          </table:table-cell>
          <table:table-cell table:number-columns-repeated="4"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16]);&quot;&quot;;[Schuelerinfo.A16])">
            <text:p/>
          </table:table-cell>
          <table:table-cell table:number-columns-repeated="4"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17]);&quot;&quot;;[Schuelerinfo.A17])">
            <text:p/>
          </table:table-cell>
          <table:table-cell table:number-columns-repeated="4"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18]);&quot;&quot;;[Schuelerinfo.A18])">
            <text:p/>
          </table:table-cell>
          <table:table-cell table:number-columns-repeated="4"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19]);&quot;&quot;;[Schuelerinfo.A19])">
            <text:p/>
          </table:table-cell>
          <table:table-cell table:number-columns-repeated="4"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20]);&quot;&quot;;[Schuelerinfo.A20])">
            <text:p/>
          </table:table-cell>
          <table:table-cell table:number-columns-repeated="4"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21]);&quot;&quot;;[Schuelerinfo.A21])">
            <text:p/>
          </table:table-cell>
          <table:table-cell table:number-columns-repeated="4"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22]);&quot;&quot;;[Schuelerinfo.A22])">
            <text:p/>
          </table:table-cell>
          <table:table-cell table:number-columns-repeated="4"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23]);&quot;&quot;;[Schuelerinfo.A23])">
            <text:p/>
          </table:table-cell>
          <table:table-cell table:number-columns-repeated="4"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24]);&quot;&quot;;[Schuelerinfo.A24])">
            <text:p/>
          </table:table-cell>
          <table:table-cell table:number-columns-repeated="4"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25]);&quot;&quot;;[Schuelerinfo.A25])">
            <text:p/>
          </table:table-cell>
          <table:table-cell table:number-columns-repeated="4"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26]);&quot;&quot;;[Schuelerinfo.A26])">
            <text:p/>
          </table:table-cell>
          <table:table-cell table:number-columns-repeated="4"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27]);&quot;&quot;;[Schuelerinfo.A27])">
            <text:p/>
          </table:table-cell>
          <table:table-cell table:number-columns-repeated="4"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28]);&quot;&quot;;[Schuelerinfo.A28])">
            <text:p/>
          </table:table-cell>
          <table:table-cell table:number-columns-repeated="4"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29]);&quot;&quot;;[Schuelerinfo.A29])">
            <text:p/>
          </table:table-cell>
          <table:table-cell table:number-columns-repeated="4"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30]);&quot;&quot;;[Schuelerinfo.A30])">
            <text:p/>
          </table:table-cell>
          <table:table-cell table:number-columns-repeated="4"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31]);&quot;&quot;;[Schuelerinfo.A31])">
            <text:p/>
          </table:table-cell>
          <table:table-cell table:number-columns-repeated="4"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32]);&quot;&quot;;[Schuelerinfo.A32])">
            <text:p/>
          </table:table-cell>
          <table:table-cell table:number-columns-repeated="4"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33]);&quot;&quot;;[Schuelerinfo.A33])">
            <text:p/>
          </table:table-cell>
          <table:table-cell table:number-columns-repeated="4"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34]);&quot;&quot;;[Schuelerinfo.A34])">
            <text:p/>
          </table:table-cell>
          <table:table-cell table:number-columns-repeated="4"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35]);&quot;&quot;;[Schuelerinfo.A35])">
            <text:p/>
          </table:table-cell>
          <table:table-cell table:number-columns-repeated="4"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36]);&quot;&quot;;[Schuelerinfo.A36])">
            <text:p/>
          </table:table-cell>
          <table:table-cell table:number-columns-repeated="4"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37]);&quot;&quot;;[Schuelerinfo.A37])">
            <text:p/>
          </table:table-cell>
          <table:table-cell table:number-columns-repeated="4"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38]);&quot;&quot;;[Schuelerinfo.A38])">
            <text:p/>
          </table:table-cell>
          <table:table-cell table:number-columns-repeated="4"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39]);&quot;&quot;;[Schuelerinfo.A39])">
            <text:p/>
          </table:table-cell>
          <table:table-cell table:number-columns-repeated="4"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40]);&quot;&quot;;[Schuelerinfo.A40])">
            <text:p/>
          </table:table-cell>
          <table:table-cell table:number-columns-repeated="4"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41]);&quot;&quot;;[Schuelerinfo.A41])">
            <text:p/>
          </table:table-cell>
          <table:table-cell table:number-columns-repeated="4"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42]);&quot;&quot;;[Schuelerinfo.A42])">
            <text:p/>
          </table:table-cell>
          <table:table-cell table:number-columns-repeated="4"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43]);&quot;&quot;;[Schuelerinfo.A43])">
            <text:p/>
          </table:table-cell>
          <table:table-cell table:number-columns-repeated="4"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44]);&quot;&quot;;[Schuelerinfo.A44])">
            <text:p/>
          </table:table-cell>
          <table:table-cell table:number-columns-repeated="4"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45]);&quot;&quot;;[Schuelerinfo.A45])">
            <text:p/>
          </table:table-cell>
          <table:table-cell table:number-columns-repeated="4"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46]);&quot;&quot;;[Schuelerinfo.A46])">
            <text:p/>
          </table:table-cell>
          <table:table-cell table:number-columns-repeated="4"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47]);&quot;&quot;;[Schuelerinfo.A47])">
            <text:p/>
          </table:table-cell>
          <table:table-cell table:number-columns-repeated="4"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 table:number-rows-repeated="1048528">
          <table:table-cell table:number-columns-repeated="1008"/>
        </table:table-row>
        <table:table-row table:style-name="ro2">
          <table:table-cell table:number-columns-repeated="1008"/>
        </table:table-row>
      </table:table>
      <table:table table:name="Englisch" table:style-name="ta1" table:protected="true">
        <loext:table-protection loext:select-unprotected-cells="true"/>
        <table:table-column table:style-name="co6" table:default-cell-style-name="Default"/>
        <table:table-column table:style-name="co14" table:default-cell-style-name="ce24"/>
        <table:table-column table:style-name="co3" table:number-columns-repeated="1007" table:default-cell-style-name="Default"/>
        <table:table-row table:style-name="ro2">
          <table:table-cell table:style-name="ce33" office:value-type="string" calcext:value-type="string">
            <text:p>Name</text:p>
          </table:table-cell>
          <table:table-cell table:style-name="ce46" office:value-type="string" calcext:value-type="string">
            <text:p>Note</text:p>
          </table:table-cell>
          <table:table-cell table:number-columns-repeated="1007"/>
        </table:table-row>
        <table:table-row table:style-name="ro3">
          <table:table-cell table:style-name="ce34"/>
          <table:table-cell table:style-name="ce62"/>
          <table:table-cell table:style-name="ce38" table:number-columns-repeated="1007"/>
        </table:table-row>
        <table:table-row table:style-name="ro2">
          <table:table-cell table:style-name="ce49" table:formula="of:=IF(ISBLANK([Deutsch.A3]);&quot;&quot;;[Deutsch.A3])" office:value-type="string" office:string-value="Name Schüler" calcext:value-type="string">
            <text:p>Name Schüler</text:p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4]);&quot;&quot;;[Deutsch.A4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5]);&quot;&quot;;[Deutsch.A5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6]);&quot;&quot;;[Deutsch.A6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7]);&quot;&quot;;[Deutsch.A7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8]);&quot;&quot;;[Deutsch.A8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9]);&quot;&quot;;[Deutsch.A9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10]);&quot;&quot;;[Deutsch.A10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11]);&quot;&quot;;[Deutsch.A11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12]);&quot;&quot;;[Deutsch.A12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13]);&quot;&quot;;[Deutsch.A13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14]);&quot;&quot;;[Deutsch.A14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15]);&quot;&quot;;[Deutsch.A15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16]);&quot;&quot;;[Deutsch.A16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17]);&quot;&quot;;[Deutsch.A17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18]);&quot;&quot;;[Deutsch.A18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19]);&quot;&quot;;[Deutsch.A19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20]);&quot;&quot;;[Deutsch.A20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21]);&quot;&quot;;[Deutsch.A21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22]);&quot;&quot;;[Deutsch.A22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23]);&quot;&quot;;[Deutsch.A23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24]);&quot;&quot;;[Deutsch.A24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25]);&quot;&quot;;[Deutsch.A25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26]);&quot;&quot;;[Deutsch.A26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27]);&quot;&quot;;[Deutsch.A27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28]);&quot;&quot;;[Deutsch.A28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29]);&quot;&quot;;[Deutsch.A29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30]);&quot;&quot;;[Deutsch.A30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31]);&quot;&quot;;[Deutsch.A31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32]);&quot;&quot;;[Deutsch.A32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33]);&quot;&quot;;[Deutsch.A33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34]);&quot;&quot;;[Deutsch.A34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35]);&quot;&quot;;[Deutsch.A35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36]);&quot;&quot;;[Deutsch.A36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37]);&quot;&quot;;[Deutsch.A37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38]);&quot;&quot;;[Deutsch.A38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39]);&quot;&quot;;[Deutsch.A39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40]);&quot;&quot;;[Deutsch.A40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41]);&quot;&quot;;[Deutsch.A41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42]);&quot;&quot;;[Deutsch.A42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43]);&quot;&quot;;[Deutsch.A43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44]);&quot;&quot;;[Deutsch.A44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45]);&quot;&quot;;[Deutsch.A45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46]);&quot;&quot;;[Deutsch.A46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47]);&quot;&quot;;[Deutsch.A47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number-rows-repeated="1048528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Mathematik" table:style-name="ta1" table:protected="true">
        <loext:table-protection loext:select-unprotected-cells="true"/>
        <table:table-column table:style-name="co6" table:default-cell-style-name="Default"/>
        <table:table-column table:style-name="co14" table:default-cell-style-name="ce24"/>
        <table:table-column table:style-name="co3" table:number-columns-repeated="1003" table:default-cell-style-name="Default"/>
        <table:table-row table:style-name="ro2">
          <table:table-cell table:style-name="ce36" office:value-type="string" calcext:value-type="string">
            <text:p>Name</text:p>
          </table:table-cell>
          <table:table-cell table:style-name="ce30" office:value-type="string" calcext:value-type="string">
            <text:p>Note</text:p>
          </table:table-cell>
          <table:table-cell table:style-name="ce61" table:number-columns-repeated="1003"/>
        </table:table-row>
        <table:table-row table:style-name="ro2">
          <table:table-cell table:style-name="ce50"/>
          <table:table-cell table:style-name="ce64"/>
          <table:table-cell table:style-name="ce43" table:number-columns-repeated="1003"/>
        </table:table-row>
        <table:table-row table:style-name="ro2">
          <table:table-cell table:style-name="ce49" table:formula="of:=IF(ISBLANK([Englisch.A3]);&quot;&quot;;[Englisch.A3])" office:value-type="string" office:string-value="Name Schüler" calcext:value-type="string">
            <text:p>Name Schüler</text:p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4]);&quot;&quot;;[Englisch.A4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5]);&quot;&quot;;[Englisch.A5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6]);&quot;&quot;;[Englisch.A6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7]);&quot;&quot;;[Englisch.A7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8]);&quot;&quot;;[Englisch.A8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9]);&quot;&quot;;[Englisch.A9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10]);&quot;&quot;;[Englisch.A10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11]);&quot;&quot;;[Englisch.A11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12]);&quot;&quot;;[Englisch.A12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13]);&quot;&quot;;[Englisch.A13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14]);&quot;&quot;;[Englisch.A14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15]);&quot;&quot;;[Englisch.A15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16]);&quot;&quot;;[Englisch.A16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17]);&quot;&quot;;[Englisch.A17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18]);&quot;&quot;;[Englisch.A18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19]);&quot;&quot;;[Englisch.A19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20]);&quot;&quot;;[Englisch.A20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21]);&quot;&quot;;[Englisch.A21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22]);&quot;&quot;;[Englisch.A22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23]);&quot;&quot;;[Englisch.A23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24]);&quot;&quot;;[Englisch.A24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25]);&quot;&quot;;[Englisch.A25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26]);&quot;&quot;;[Englisch.A26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27]);&quot;&quot;;[Englisch.A27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28]);&quot;&quot;;[Englisch.A28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29]);&quot;&quot;;[Englisch.A29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30]);&quot;&quot;;[Englisch.A30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31]);&quot;&quot;;[Englisch.A31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32]);&quot;&quot;;[Englisch.A32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33]);&quot;&quot;;[Englisch.A33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34]);&quot;&quot;;[Englisch.A34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35]);&quot;&quot;;[Englisch.A35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36]);&quot;&quot;;[Englisch.A36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37]);&quot;&quot;;[Englisch.A37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38]);&quot;&quot;;[Englisch.A38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39]);&quot;&quot;;[Englisch.A39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40]);&quot;&quot;;[Englisch.A40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41]);&quot;&quot;;[Englisch.A41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42]);&quot;&quot;;[Englisch.A42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43]);&quot;&quot;;[Englisch.A43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44]);&quot;&quot;;[Englisch.A44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45]);&quot;&quot;;[Englisch.A45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46]);&quot;&quot;;[Englisch.A46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47]);&quot;&quot;;[Englisch.A47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03"/>
        </table:table-row>
        <table:table-row table:style-name="ro2" table:number-rows-repeated="1048528">
          <table:table-cell table:number-columns-repeated="1005"/>
        </table:table-row>
        <table:table-row table:style-name="ro2">
          <table:table-cell table:number-columns-repeated="1005"/>
        </table:table-row>
      </table:table>
      <table:table table:name="Religionslehre" table:style-name="ta1" table:protected="true">
        <loext:table-protection loext:select-unprotected-cells="true"/>
        <table:table-column table:style-name="co6" table:default-cell-style-name="Default"/>
        <table:table-column table:style-name="co14" table:default-cell-style-name="ce24"/>
        <table:table-column table:style-name="co3" table:number-columns-repeated="1015" table:default-cell-style-name="Default"/>
        <table:table-row table:style-name="ro2">
          <table:table-cell table:style-name="ce36" office:value-type="string" calcext:value-type="string">
            <text:p>Name</text:p>
          </table:table-cell>
          <table:table-cell table:style-name="ce30" office:value-type="string" calcext:value-type="string">
            <text:p>Note</text:p>
          </table:table-cell>
          <table:table-cell table:number-columns-repeated="1015"/>
        </table:table-row>
        <table:table-row table:style-name="ro4">
          <table:table-cell table:style-name="ce50"/>
          <table:table-cell table:style-name="ce66"/>
          <table:table-cell table:style-name="ce43" table:number-columns-repeated="1015"/>
        </table:table-row>
        <table:table-row table:style-name="ro2">
          <table:table-cell table:style-name="ce49" table:formula="of:=IF(ISBLANK([Mathematik.A3]);&quot;&quot;;[Mathematik.A3])" office:value-type="string" office:string-value="Name Schüler" calcext:value-type="string">
            <text:p>Name Schüler</text:p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4]);&quot;&quot;;[Mathematik.A4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5]);&quot;&quot;;[Mathematik.A5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6]);&quot;&quot;;[Mathematik.A6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7]);&quot;&quot;;[Mathematik.A7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8]);&quot;&quot;;[Mathematik.A8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9]);&quot;&quot;;[Mathematik.A9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10]);&quot;&quot;;[Mathematik.A10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11]);&quot;&quot;;[Mathematik.A11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12]);&quot;&quot;;[Mathematik.A12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13]);&quot;&quot;;[Mathematik.A13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14]);&quot;&quot;;[Mathematik.A14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15]);&quot;&quot;;[Mathematik.A15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16]);&quot;&quot;;[Mathematik.A16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17]);&quot;&quot;;[Mathematik.A17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18]);&quot;&quot;;[Mathematik.A18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19]);&quot;&quot;;[Mathematik.A19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20]);&quot;&quot;;[Mathematik.A20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21]);&quot;&quot;;[Mathematik.A21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22]);&quot;&quot;;[Mathematik.A22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23]);&quot;&quot;;[Mathematik.A23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24]);&quot;&quot;;[Mathematik.A24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25]);&quot;&quot;;[Mathematik.A25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26]);&quot;&quot;;[Mathematik.A26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27]);&quot;&quot;;[Mathematik.A27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28]);&quot;&quot;;[Mathematik.A28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29]);&quot;&quot;;[Mathematik.A29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30]);&quot;&quot;;[Mathematik.A30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31]);&quot;&quot;;[Mathematik.A31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32]);&quot;&quot;;[Mathematik.A32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33]);&quot;&quot;;[Mathematik.A33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34]);&quot;&quot;;[Mathematik.A34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35]);&quot;&quot;;[Mathematik.A35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36]);&quot;&quot;;[Mathematik.A36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37]);&quot;&quot;;[Mathematik.A37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38]);&quot;&quot;;[Mathematik.A38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39]);&quot;&quot;;[Mathematik.A39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40]);&quot;&quot;;[Mathematik.A40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41]);&quot;&quot;;[Mathematik.A41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42]);&quot;&quot;;[Mathematik.A42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43]);&quot;&quot;;[Mathematik.A43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44]);&quot;&quot;;[Mathematik.A44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45]);&quot;&quot;;[Mathematik.A45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46]);&quot;&quot;;[Mathematik.A46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47]);&quot;&quot;;[Mathematik.A47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number-rows-repeated="1048528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Sachunterricht" table:style-name="ta1" table:protected="true">
        <loext:table-protection loext:select-unprotected-cells="true"/>
        <table:table-column table:style-name="co6" table:default-cell-style-name="Default"/>
        <table:table-column table:style-name="co14" table:default-cell-style-name="ce24"/>
        <table:table-column table:style-name="co3" table:number-columns-repeated="1014" table:default-cell-style-name="Default"/>
        <table:table-row table:style-name="ro2">
          <table:table-cell table:style-name="ce36" office:value-type="string" calcext:value-type="string">
            <text:p>Name</text:p>
          </table:table-cell>
          <table:table-cell table:style-name="ce30" office:value-type="string" calcext:value-type="string">
            <text:p>Note</text:p>
          </table:table-cell>
          <table:table-cell table:number-columns-repeated="1014"/>
        </table:table-row>
        <table:table-row table:style-name="ro3">
          <table:table-cell table:style-name="ce53"/>
          <table:table-cell table:style-name="ce68"/>
          <table:table-cell table:style-name="ce38" table:number-columns-repeated="1014"/>
        </table:table-row>
        <table:table-row table:style-name="ro2">
          <table:table-cell table:style-name="ce49" table:formula="of:=IF(ISBLANK([Religionslehre.A3]);&quot;&quot;;[Religionslehre.A3])" office:value-type="string" office:string-value="Name Schüler" calcext:value-type="string">
            <text:p>Name Schüler</text:p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4]);&quot;&quot;;[Religionslehre.A4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5]);&quot;&quot;;[Religionslehre.A5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6]);&quot;&quot;;[Religionslehre.A6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7]);&quot;&quot;;[Religionslehre.A7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8]);&quot;&quot;;[Religionslehre.A8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9]);&quot;&quot;;[Religionslehre.A9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10]);&quot;&quot;;[Religionslehre.A10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11]);&quot;&quot;;[Religionslehre.A11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12]);&quot;&quot;;[Religionslehre.A12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13]);&quot;&quot;;[Religionslehre.A13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14]);&quot;&quot;;[Religionslehre.A14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15]);&quot;&quot;;[Religionslehre.A15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16]);&quot;&quot;;[Religionslehre.A16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17]);&quot;&quot;;[Religionslehre.A17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18]);&quot;&quot;;[Religionslehre.A18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19]);&quot;&quot;;[Religionslehre.A19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20]);&quot;&quot;;[Religionslehre.A20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21]);&quot;&quot;;[Religionslehre.A21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22]);&quot;&quot;;[Religionslehre.A22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23]);&quot;&quot;;[Religionslehre.A23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24]);&quot;&quot;;[Religionslehre.A24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25]);&quot;&quot;;[Religionslehre.A25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26]);&quot;&quot;;[Religionslehre.A26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27]);&quot;&quot;;[Religionslehre.A27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28]);&quot;&quot;;[Religionslehre.A28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29]);&quot;&quot;;[Religionslehre.A29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30]);&quot;&quot;;[Religionslehre.A30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31]);&quot;&quot;;[Religionslehre.A31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32]);&quot;&quot;;[Religionslehre.A32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33]);&quot;&quot;;[Religionslehre.A33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34]);&quot;&quot;;[Religionslehre.A34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35]);&quot;&quot;;[Religionslehre.A35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36]);&quot;&quot;;[Religionslehre.A36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37]);&quot;&quot;;[Religionslehre.A37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38]);&quot;&quot;;[Religionslehre.A38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39]);&quot;&quot;;[Religionslehre.A39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40]);&quot;&quot;;[Religionslehre.A40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41]);&quot;&quot;;[Religionslehre.A41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42]);&quot;&quot;;[Religionslehre.A42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43]);&quot;&quot;;[Religionslehre.A43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44]);&quot;&quot;;[Religionslehre.A44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45]);&quot;&quot;;[Religionslehre.A45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46]);&quot;&quot;;[Religionslehre.A46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47]);&quot;&quot;;[Religionslehre.A47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number-rows-repeated="1048528">
          <table:table-cell table:number-columns-repeated="1016"/>
        </table:table-row>
        <table:table-row table:style-name="ro2">
          <table:table-cell table:number-columns-repeated="1016"/>
        </table:table-row>
      </table:table>
      <table:table table:name="Kunst" table:style-name="ta1" table:protected="true">
        <loext:table-protection loext:select-unprotected-cells="true"/>
        <table:table-column table:style-name="co6" table:default-cell-style-name="Default"/>
        <table:table-column table:style-name="co14" table:default-cell-style-name="ce24"/>
        <table:table-column table:style-name="co3" table:number-columns-repeated="1013" table:default-cell-style-name="Default"/>
        <table:table-row table:style-name="ro2">
          <table:table-cell table:style-name="ce36" office:value-type="string" calcext:value-type="string">
            <text:p>Name</text:p>
          </table:table-cell>
          <table:table-cell table:style-name="ce30" office:value-type="string" calcext:value-type="string">
            <text:p>Note</text:p>
          </table:table-cell>
          <table:table-cell table:number-columns-repeated="1013"/>
        </table:table-row>
        <table:table-row table:style-name="ro2">
          <table:table-cell table:style-name="ce50"/>
          <table:table-cell table:style-name="ce66"/>
          <table:table-cell table:style-name="ce43" table:number-columns-repeated="1013"/>
        </table:table-row>
        <table:table-row table:style-name="ro2">
          <table:table-cell table:style-name="ce49" table:formula="of:=IF(ISBLANK([Sachunterricht.A3]);&quot;&quot;;[Sachunterricht.A3])" office:value-type="string" office:string-value="Name Schüler" calcext:value-type="string">
            <text:p>Name Schüler</text:p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4]);&quot;&quot;;[Sachunterricht.A4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5]);&quot;&quot;;[Sachunterricht.A5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6]);&quot;&quot;;[Sachunterricht.A6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7]);&quot;&quot;;[Sachunterricht.A7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8]);&quot;&quot;;[Sachunterricht.A8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9]);&quot;&quot;;[Sachunterricht.A9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10]);&quot;&quot;;[Sachunterricht.A10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11]);&quot;&quot;;[Sachunterricht.A11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12]);&quot;&quot;;[Sachunterricht.A12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13]);&quot;&quot;;[Sachunterricht.A13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14]);&quot;&quot;;[Sachunterricht.A14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15]);&quot;&quot;;[Sachunterricht.A15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16]);&quot;&quot;;[Sachunterricht.A16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17]);&quot;&quot;;[Sachunterricht.A17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18]);&quot;&quot;;[Sachunterricht.A18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19]);&quot;&quot;;[Sachunterricht.A19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20]);&quot;&quot;;[Sachunterricht.A20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21]);&quot;&quot;;[Sachunterricht.A21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22]);&quot;&quot;;[Sachunterricht.A22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23]);&quot;&quot;;[Sachunterricht.A23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24]);&quot;&quot;;[Sachunterricht.A24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25]);&quot;&quot;;[Sachunterricht.A25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26]);&quot;&quot;;[Sachunterricht.A26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27]);&quot;&quot;;[Sachunterricht.A27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28]);&quot;&quot;;[Sachunterricht.A28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29]);&quot;&quot;;[Sachunterricht.A29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30]);&quot;&quot;;[Sachunterricht.A30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31]);&quot;&quot;;[Sachunterricht.A31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32]);&quot;&quot;;[Sachunterricht.A32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33]);&quot;&quot;;[Sachunterricht.A33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34]);&quot;&quot;;[Sachunterricht.A34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35]);&quot;&quot;;[Sachunterricht.A35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36]);&quot;&quot;;[Sachunterricht.A36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37]);&quot;&quot;;[Sachunterricht.A37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38]);&quot;&quot;;[Sachunterricht.A38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39]);&quot;&quot;;[Sachunterricht.A39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40]);&quot;&quot;;[Sachunterricht.A40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41]);&quot;&quot;;[Sachunterricht.A41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42]);&quot;&quot;;[Sachunterricht.A42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43]);&quot;&quot;;[Sachunterricht.A43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44]);&quot;&quot;;[Sachunterricht.A44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45]);&quot;&quot;;[Sachunterricht.A45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46]);&quot;&quot;;[Sachunterricht.A46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47]);&quot;&quot;;[Sachunterricht.A47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number-rows-repeated="1048528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Musik" table:style-name="ta1" table:protected="true">
        <loext:table-protection loext:select-unprotected-cells="true"/>
        <table:table-column table:style-name="co6" table:default-cell-style-name="Default"/>
        <table:table-column table:style-name="co14" table:default-cell-style-name="ce24"/>
        <table:table-column table:style-name="co3" table:number-columns-repeated="1014" table:default-cell-style-name="Default"/>
        <table:table-row table:style-name="ro2">
          <table:table-cell table:style-name="ce36" office:value-type="string" calcext:value-type="string">
            <text:p>Name</text:p>
          </table:table-cell>
          <table:table-cell table:style-name="ce30" office:value-type="string" calcext:value-type="string">
            <text:p>Note</text:p>
          </table:table-cell>
          <table:table-cell table:number-columns-repeated="1014"/>
        </table:table-row>
        <table:table-row table:style-name="ro4">
          <table:table-cell table:style-name="ce56"/>
          <table:table-cell table:style-name="ce66"/>
          <table:table-cell table:style-name="ce43" table:number-columns-repeated="1014"/>
        </table:table-row>
        <table:table-row table:style-name="ro2">
          <table:table-cell table:style-name="ce49" table:formula="of:=IF(ISBLANK([Kunst.A3]);&quot;&quot;;[Kunst.A3])" office:value-type="string" office:string-value="Name Schüler" calcext:value-type="string">
            <text:p>Name Schüler</text:p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4]);&quot;&quot;;[Kunst.A4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5]);&quot;&quot;;[Kunst.A5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6]);&quot;&quot;;[Kunst.A6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7]);&quot;&quot;;[Kunst.A7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8]);&quot;&quot;;[Kunst.A8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9]);&quot;&quot;;[Kunst.A9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10]);&quot;&quot;;[Kunst.A10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11]);&quot;&quot;;[Kunst.A11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12]);&quot;&quot;;[Kunst.A12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13]);&quot;&quot;;[Kunst.A13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14]);&quot;&quot;;[Kunst.A14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15]);&quot;&quot;;[Kunst.A15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16]);&quot;&quot;;[Kunst.A16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17]);&quot;&quot;;[Kunst.A17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18]);&quot;&quot;;[Kunst.A18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19]);&quot;&quot;;[Kunst.A19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20]);&quot;&quot;;[Kunst.A20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21]);&quot;&quot;;[Kunst.A21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22]);&quot;&quot;;[Kunst.A22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23]);&quot;&quot;;[Kunst.A23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24]);&quot;&quot;;[Kunst.A24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25]);&quot;&quot;;[Kunst.A25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26]);&quot;&quot;;[Kunst.A26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27]);&quot;&quot;;[Kunst.A27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28]);&quot;&quot;;[Kunst.A28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29]);&quot;&quot;;[Kunst.A29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30]);&quot;&quot;;[Kunst.A30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31]);&quot;&quot;;[Kunst.A31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32]);&quot;&quot;;[Kunst.A32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33]);&quot;&quot;;[Kunst.A33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34]);&quot;&quot;;[Kunst.A34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35]);&quot;&quot;;[Kunst.A35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36]);&quot;&quot;;[Kunst.A36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37]);&quot;&quot;;[Kunst.A37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38]);&quot;&quot;;[Kunst.A38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39]);&quot;&quot;;[Kunst.A39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40]);&quot;&quot;;[Kunst.A40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41]);&quot;&quot;;[Kunst.A41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42]);&quot;&quot;;[Kunst.A42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43]);&quot;&quot;;[Kunst.A43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44]);&quot;&quot;;[Kunst.A44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45]);&quot;&quot;;[Kunst.A45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46]);&quot;&quot;;[Kunst.A46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47]);&quot;&quot;;[Kunst.A47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number-rows-repeated="1048528">
          <table:table-cell table:number-columns-repeated="1016"/>
        </table:table-row>
        <table:table-row table:style-name="ro2">
          <table:table-cell table:number-columns-repeated="1016"/>
        </table:table-row>
      </table:table>
      <table:table table:name="Sport" table:style-name="ta1" table:protected="true">
        <loext:table-protection loext:select-unprotected-cells="true"/>
        <table:table-column table:style-name="co6" table:default-cell-style-name="Default"/>
        <table:table-column table:style-name="co14" table:default-cell-style-name="ce24"/>
        <table:table-column table:style-name="co3" table:number-columns-repeated="1013" table:default-cell-style-name="Default"/>
        <table:table-row table:style-name="ro2">
          <table:table-cell table:style-name="ce36" office:value-type="string" calcext:value-type="string">
            <text:p>Name</text:p>
          </table:table-cell>
          <table:table-cell table:style-name="ce30" office:value-type="string" calcext:value-type="string">
            <text:p>Note</text:p>
          </table:table-cell>
          <table:table-cell table:number-columns-repeated="1013"/>
        </table:table-row>
        <table:table-row table:style-name="ro4">
          <table:table-cell table:style-name="ce56"/>
          <table:table-cell table:style-name="ce66"/>
          <table:table-cell table:style-name="ce43" table:number-columns-repeated="1013"/>
        </table:table-row>
        <table:table-row table:style-name="ro2">
          <table:table-cell table:style-name="ce49" table:formula="of:=IF(ISBLANK([Musik.A3]);&quot;&quot;;[Musik.A3])" office:value-type="string" office:string-value="Name Schüler" calcext:value-type="string">
            <text:p>Name Schüler</text:p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4]);&quot;&quot;;[Musik.A4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5]);&quot;&quot;;[Musik.A5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6]);&quot;&quot;;[Musik.A6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7]);&quot;&quot;;[Musik.A7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8]);&quot;&quot;;[Musik.A8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9]);&quot;&quot;;[Musik.A9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10]);&quot;&quot;;[Musik.A10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11]);&quot;&quot;;[Musik.A11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12]);&quot;&quot;;[Musik.A12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13]);&quot;&quot;;[Musik.A13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14]);&quot;&quot;;[Musik.A14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15]);&quot;&quot;;[Musik.A15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16]);&quot;&quot;;[Musik.A16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17]);&quot;&quot;;[Musik.A17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18]);&quot;&quot;;[Musik.A18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19]);&quot;&quot;;[Musik.A19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20]);&quot;&quot;;[Musik.A20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21]);&quot;&quot;;[Musik.A21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22]);&quot;&quot;;[Musik.A22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23]);&quot;&quot;;[Musik.A23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24]);&quot;&quot;;[Musik.A24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25]);&quot;&quot;;[Musik.A25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26]);&quot;&quot;;[Musik.A26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27]);&quot;&quot;;[Musik.A27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28]);&quot;&quot;;[Musik.A28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29]);&quot;&quot;;[Musik.A29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30]);&quot;&quot;;[Musik.A30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31]);&quot;&quot;;[Musik.A31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32]);&quot;&quot;;[Musik.A32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33]);&quot;&quot;;[Musik.A33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34]);&quot;&quot;;[Musik.A34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35]);&quot;&quot;;[Musik.A35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36]);&quot;&quot;;[Musik.A36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37]);&quot;&quot;;[Musik.A37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38]);&quot;&quot;;[Musik.A38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39]);&quot;&quot;;[Musik.A39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40]);&quot;&quot;;[Musik.A40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41]);&quot;&quot;;[Musik.A41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42]);&quot;&quot;;[Musik.A42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43]);&quot;&quot;;[Musik.A43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44]);&quot;&quot;;[Musik.A44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45]);&quot;&quot;;[Musik.A45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46]);&quot;&quot;;[Musik.A46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47]);&quot;&quot;;[Musik.A47])">
            <text:p/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number-rows-repeated="1048528">
          <table:table-cell table:number-columns-repeated="1015"/>
        </table:table-row>
        <table:table-row table:style-name="ro2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2T16:54:47.948951134</dc:date>
    <meta:editing-duration>PT14H29M36S</meta:editing-duration>
    <meta:editing-cycles>106</meta:editing-cycles>
    <meta:generator>LibreOffice/7.4.1.2$Linux_X86_64 LibreOffice_project/40$Build-2</meta:generator>
    <meta:document-statistic meta:table-count="10" meta:cell-count="1033" meta:object-count="0"/>
  </office:meta>
</office:document-meta>
</file>